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42.62mm" svg:height="86.87mm" svg:x="224.54mm" svg:y="60.82mm">
            <loext:p draw:notify-on-update-of-ranges="Planilha1.B2:Planilha1.B30 Planilha1.A2:Planilha1.A30 Planilha1.I2:Planilha1.I10 Planilha1.J2:Planilha1.J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esos</text:p>
          </table:table-cell>
          <table:table-cell table:style-name="ce3" office:value-type="string" calcext:value-type="string">
            <text:p>Alturas</text:p>
          </table:table-cell>
          <table:table-cell table:style-name="ce4" office:value-type="string" calcext:value-type="string">
            <text:p>Erros Altura</text:p>
          </table:table-cell>
          <table:table-cell table:style-name="ce4" office:value-type="string" calcext:value-type="string">
            <text:p>Erros Alt ^2</text:p>
          </table:table-cell>
          <table:table-cell table:style-name="ce4" office:value-type="string" calcext:value-type="string">
            <text:p>Erros Pesos</text:p>
          </table:table-cell>
          <table:table-cell table:style-name="ce4" office:value-type="string" calcext:value-type="string">
            <text:p>Erros P ^2</text:p>
          </table:table-cell>
          <table:table-cell table:style-name="ce4" office:value-type="string" calcext:value-type="string">
            <text:p>C * E</text:p>
          </table:table-cell>
          <table:table-cell/>
          <table:table-cell office:value-type="string" calcext:value-type="string">
            <text:p>Nova Altura</text:p>
          </table:table-cell>
          <table:table-cell office:value-type="string" calcext:value-type="string">
            <text:p>Predição</text:p>
          </table:table-cell>
        </table:table-row>
        <table:table-row table:style-name="ro1">
          <table:table-cell table:style-name="ce1" table:formula="of:=RANDBETWEEN(50;80)" office:value-type="float" office:value="70" calcext:value-type="float">
            <text:p>70</text:p>
          </table:table-cell>
          <table:table-cell table:style-name="ce3" table:formula="of:= ROUND(1 +( [.A2] + ( (RAND() - RAND()) * 3)) /100;2)" office:value-type="float" office:value="1.71" calcext:value-type="float">
            <text:p>1,71</text:p>
          </table:table-cell>
          <table:table-cell table:style-name="ce4" table:formula="of:=AVERAGE([.$B$2:.$B$30]) - [.B2]" office:value-type="float" office:value="-0.0596551724137926" calcext:value-type="float">
            <text:p>-0,059655172413793</text:p>
          </table:table-cell>
          <table:table-cell table:style-name="ce4" table:formula="of:=[.C2]^2" office:value-type="float" office:value="0.00355873959571932" calcext:value-type="float">
            <text:p>0,003558739595719</text:p>
          </table:table-cell>
          <table:table-cell table:style-name="ce4" table:formula="of:=AVERAGE([.$A$2:.$A$30])-[.A2]" office:value-type="float" office:value="-5.20689655172414" calcext:value-type="float">
            <text:p>-5,20689655172414</text:p>
          </table:table-cell>
          <table:table-cell table:style-name="ce4" table:formula="of:=[.E2]^2" office:value-type="float" office:value="27.1117717003568" calcext:value-type="float">
            <text:p>27,1117717003568</text:p>
          </table:table-cell>
          <table:table-cell table:style-name="ce4" table:formula="of:=[.C2]*[.E2]" office:value-type="float" office:value="0.310618311533886" calcext:value-type="float">
            <text:p>0,310618311533886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[.$I$30]*[.I2]+[.$I$31]" office:value-type="float" office:value="40.8198224337027" calcext:value-type="float">
            <text:p>40,8198224337027</text:p>
          </table:table-cell>
        </table:table-row>
        <table:table-row table:style-name="ro1">
          <table:table-cell table:style-name="ce1" table:formula="of:=RANDBETWEEN(50;80)" office:value-type="float" office:value="74" calcext:value-type="float">
            <text:p>74</text:p>
          </table:table-cell>
          <table:table-cell table:style-name="ce3" table:formula="of:= ROUND(1 +( [.A3] + ( (RAND() - RAND()) * 3)) /100;2)" office:value-type="float" office:value="1.73" calcext:value-type="float">
            <text:p>1,73</text:p>
          </table:table-cell>
          <table:table-cell table:style-name="ce4" table:formula="of:=AVERAGE([.$B$2:.$B$30]) - [.B3]" office:value-type="float" office:value="-0.0796551724137926" calcext:value-type="float">
            <text:p>-0,079655172413793</text:p>
          </table:table-cell>
          <table:table-cell table:style-name="ce4" table:formula="of:=[.C3]^2" office:value-type="float" office:value="0.00634494649227103" calcext:value-type="float">
            <text:p>0,006344946492271</text:p>
          </table:table-cell>
          <table:table-cell table:style-name="ce4" table:formula="of:=AVERAGE([.$A$2:.$A$30])-[.A3]" office:value-type="float" office:value="-9.20689655172414" calcext:value-type="float">
            <text:p>-9,20689655172414</text:p>
          </table:table-cell>
          <table:table-cell table:style-name="ce4" table:formula="of:=[.E3]^2" office:value-type="float" office:value="84.7669441141499" calcext:value-type="float">
            <text:p>84,7669441141499</text:p>
          </table:table-cell>
          <table:table-cell table:style-name="ce4" table:formula="of:=[.C3]*[.E3]" office:value-type="float" office:value="0.733376932223539" calcext:value-type="float">
            <text:p>0,733376932223539</text:p>
          </table:table-cell>
          <table:table-cell/>
          <table:table-cell office:value-type="float" office:value="1.65" calcext:value-type="float">
            <text:p>1,65</text:p>
          </table:table-cell>
          <table:table-cell table:formula="of:=[.$I$30]*[.I3]+[.$I$31]" office:value-type="float" office:value="64.7600824000464" calcext:value-type="float">
            <text:p>64,7600824000464</text:p>
          </table:table-cell>
        </table:table-row>
        <table:table-row table:style-name="ro1">
          <table:table-cell table:style-name="ce1" table:formula="of:=RANDBETWEEN(50;80)" office:value-type="float" office:value="70" calcext:value-type="float">
            <text:p>70</text:p>
          </table:table-cell>
          <table:table-cell table:style-name="ce3" table:formula="of:= ROUND(1 +( [.A4] + ( (RAND() - RAND()) * 3)) /100;2)" office:value-type="float" office:value="1.72" calcext:value-type="float">
            <text:p>1,72</text:p>
          </table:table-cell>
          <table:table-cell table:style-name="ce4" table:formula="of:=AVERAGE([.$B$2:.$B$30]) - [.B4]" office:value-type="float" office:value="-0.0696551724137926" calcext:value-type="float">
            <text:p>-0,069655172413793</text:p>
          </table:table-cell>
          <table:table-cell table:style-name="ce4" table:formula="of:=[.C4]^2" office:value-type="float" office:value="0.00485184304399517" calcext:value-type="float">
            <text:p>0,004851843043995</text:p>
          </table:table-cell>
          <table:table-cell table:style-name="ce4" table:formula="of:=AVERAGE([.$A$2:.$A$30])-[.A4]" office:value-type="float" office:value="-5.20689655172414" calcext:value-type="float">
            <text:p>-5,20689655172414</text:p>
          </table:table-cell>
          <table:table-cell table:style-name="ce4" table:formula="of:=[.E4]^2" office:value-type="float" office:value="27.1117717003568" calcext:value-type="float">
            <text:p>27,1117717003568</text:p>
          </table:table-cell>
          <table:table-cell table:style-name="ce4" table:formula="of:=[.C4]*[.E4]" office:value-type="float" office:value="0.362687277051127" calcext:value-type="float">
            <text:p>0,362687277051127</text:p>
          </table:table-cell>
          <table:table-cell/>
          <table:table-cell office:value-type="float" office:value="1.7" calcext:value-type="float">
            <text:p>1,7</text:p>
          </table:table-cell>
          <table:table-cell table:formula="of:=[.$I$30]*[.I4]+[.$I$31]" office:value-type="float" office:value="69.5481343933151" calcext:value-type="float">
            <text:p>69,5481343933151</text:p>
          </table:table-cell>
        </table:table-row>
        <table:table-row table:style-name="ro1">
          <table:table-cell table:style-name="ce1" table:formula="of:=RANDBETWEEN(50;80)" office:value-type="float" office:value="69" calcext:value-type="float">
            <text:p>69</text:p>
          </table:table-cell>
          <table:table-cell table:style-name="ce3" table:formula="of:= ROUND(1 +( [.A5] + ( (RAND() - RAND()) * 3)) /100;2)" office:value-type="float" office:value="1.67" calcext:value-type="float">
            <text:p>1,67</text:p>
          </table:table-cell>
          <table:table-cell table:style-name="ce4" table:formula="of:=AVERAGE([.$B$2:.$B$30]) - [.B5]" office:value-type="float" office:value="-0.0196551724137926" calcext:value-type="float">
            <text:p>-0,019655172413793</text:p>
          </table:table-cell>
          <table:table-cell table:style-name="ce4" table:formula="of:=[.C5]^2" office:value-type="float" office:value="0.000386325802615912" calcext:value-type="float">
            <text:p>0,000386325802616</text:p>
          </table:table-cell>
          <table:table-cell table:style-name="ce4" table:formula="of:=AVERAGE([.$A$2:.$A$30])-[.A5]" office:value-type="float" office:value="-4.20689655172414" calcext:value-type="float">
            <text:p>-4,20689655172414</text:p>
          </table:table-cell>
          <table:table-cell table:style-name="ce4" table:formula="of:=[.E5]^2" office:value-type="float" office:value="17.6979785969085" calcext:value-type="float">
            <text:p>17,6979785969085</text:p>
          </table:table-cell>
          <table:table-cell table:style-name="ce4" table:formula="of:=[.C5]*[.E5]" office:value-type="float" office:value="0.0826872770511274" calcext:value-type="float">
            <text:p>0,082687277051127</text:p>
          </table:table-cell>
          <table:table-cell/>
          <table:table-cell office:value-type="float" office:value="1.82" calcext:value-type="float">
            <text:p>1,82</text:p>
          </table:table-cell>
          <table:table-cell table:formula="of:=[.$I$30]*[.I5]+[.$I$31]" office:value-type="float" office:value="81.0394591771601" calcext:value-type="float">
            <text:p>81,0394591771601</text:p>
          </table:table-cell>
        </table:table-row>
        <table:table-row table:style-name="ro1">
          <table:table-cell table:style-name="ce1" table:formula="of:=RANDBETWEEN(50;80)" office:value-type="float" office:value="74" calcext:value-type="float">
            <text:p>74</text:p>
          </table:table-cell>
          <table:table-cell table:style-name="ce3" table:formula="of:= ROUND(1 +( [.A6] + ( (RAND() - RAND()) * 3)) /100;2)" office:value-type="float" office:value="1.75" calcext:value-type="float">
            <text:p>1,75</text:p>
          </table:table-cell>
          <table:table-cell table:style-name="ce4" table:formula="of:=AVERAGE([.$B$2:.$B$30]) - [.B6]" office:value-type="float" office:value="-0.0996551724137926" calcext:value-type="float">
            <text:p>-0,099655172413793</text:p>
          </table:table-cell>
          <table:table-cell table:style-name="ce4" table:formula="of:=[.C6]^2" office:value-type="float" office:value="0.00993115338882273" calcext:value-type="float">
            <text:p>0,009931153388823</text:p>
          </table:table-cell>
          <table:table-cell table:style-name="ce4" table:formula="of:=AVERAGE([.$A$2:.$A$30])-[.A6]" office:value-type="float" office:value="-9.20689655172414" calcext:value-type="float">
            <text:p>-9,20689655172414</text:p>
          </table:table-cell>
          <table:table-cell table:style-name="ce4" table:formula="of:=[.E6]^2" office:value-type="float" office:value="84.7669441141499" calcext:value-type="float">
            <text:p>84,7669441141499</text:p>
          </table:table-cell>
          <table:table-cell table:style-name="ce4" table:formula="of:=[.C6]*[.E6]" office:value-type="float" office:value="0.917514863258022" calcext:value-type="float">
            <text:p>0,917514863258022</text:p>
          </table:table-cell>
          <table:table-cell/>
          <table:table-cell office:value-type="float" office:value="1.51" calcext:value-type="float">
            <text:p>1,51</text:p>
          </table:table-cell>
          <table:table-cell table:formula="of:=[.$I$30]*[.I6]+[.$I$31]" office:value-type="float" office:value="51.3535368188939" calcext:value-type="float">
            <text:p>51,3535368188939</text:p>
          </table:table-cell>
        </table:table-row>
        <table:table-row table:style-name="ro1">
          <table:table-cell table:style-name="ce1" table:formula="of:=RANDBETWEEN(50;80)" office:value-type="float" office:value="56" calcext:value-type="float">
            <text:p>56</text:p>
          </table:table-cell>
          <table:table-cell table:style-name="ce3" table:formula="of:= ROUND(1 +( [.A7] + ( (RAND() - RAND()) * 3)) /100;2)" office:value-type="float" office:value="1.54" calcext:value-type="float">
            <text:p>1,54</text:p>
          </table:table-cell>
          <table:table-cell table:style-name="ce4" table:formula="of:=AVERAGE([.$B$2:.$B$30]) - [.B7]" office:value-type="float" office:value="0.110344827586207" calcext:value-type="float">
            <text:p>0,110344827586207</text:p>
          </table:table-cell>
          <table:table-cell table:style-name="ce4" table:formula="of:=[.C7]^2" office:value-type="float" office:value="0.0121759809750298" calcext:value-type="float">
            <text:p>0,01217598097503</text:p>
          </table:table-cell>
          <table:table-cell table:style-name="ce4" table:formula="of:=AVERAGE([.$A$2:.$A$30])-[.A7]" office:value-type="float" office:value="8.79310344827586" calcext:value-type="float">
            <text:p>8,79310344827586</text:p>
          </table:table-cell>
          <table:table-cell table:style-name="ce4" table:formula="of:=[.E7]^2" office:value-type="float" office:value="77.3186682520808" calcext:value-type="float">
            <text:p>77,3186682520808</text:p>
          </table:table-cell>
          <table:table-cell table:style-name="ce4" table:formula="of:=[.C7]*[.E7]" office:value-type="float" office:value="0.970273483947685" calcext:value-type="float">
            <text:p>0,970273483947685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$I$30]*[.I7]+[.$I$31]" office:value-type="float" office:value="45.6078744269715" calcext:value-type="float">
            <text:p>45,6078744269715</text:p>
          </table:table-cell>
        </table:table-row>
        <table:table-row table:style-name="ro1">
          <table:table-cell table:style-name="ce1" table:formula="of:=RANDBETWEEN(50;80)" office:value-type="float" office:value="53" calcext:value-type="float">
            <text:p>53</text:p>
          </table:table-cell>
          <table:table-cell table:style-name="ce3" table:formula="of:= ROUND(1 +( [.A8] + ( (RAND() - RAND()) * 3)) /100;2)" office:value-type="float" office:value="1.54" calcext:value-type="float">
            <text:p>1,54</text:p>
          </table:table-cell>
          <table:table-cell table:style-name="ce4" table:formula="of:=AVERAGE([.$B$2:.$B$30]) - [.B8]" office:value-type="float" office:value="0.110344827586207" calcext:value-type="float">
            <text:p>0,110344827586207</text:p>
          </table:table-cell>
          <table:table-cell table:style-name="ce4" table:formula="of:=[.C8]^2" office:value-type="float" office:value="0.0121759809750298" calcext:value-type="float">
            <text:p>0,01217598097503</text:p>
          </table:table-cell>
          <table:table-cell table:style-name="ce4" table:formula="of:=AVERAGE([.$A$2:.$A$30])-[.A8]" office:value-type="float" office:value="11.7931034482759" calcext:value-type="float">
            <text:p>11,7931034482759</text:p>
          </table:table-cell>
          <table:table-cell table:style-name="ce4" table:formula="of:=[.E8]^2" office:value-type="float" office:value="139.077288941736" calcext:value-type="float">
            <text:p>139,077288941736</text:p>
          </table:table-cell>
          <table:table-cell table:style-name="ce4" table:formula="of:=[.C8]*[.E8]" office:value-type="float" office:value="1.30130796670631" calcext:value-type="float">
            <text:p>1,30130796670631</text:p>
          </table:table-cell>
          <table:table-cell/>
          <table:table-cell office:value-type="float" office:value="1.46" calcext:value-type="float">
            <text:p>1,46</text:p>
          </table:table-cell>
          <table:table-cell table:formula="of:=[.$I$30]*[.I8]+[.$I$31]" office:value-type="float" office:value="46.5654848256252" calcext:value-type="float">
            <text:p>46,5654848256252</text:p>
          </table:table-cell>
        </table:table-row>
        <table:table-row table:style-name="ro1">
          <table:table-cell table:style-name="ce1" table:formula="of:=RANDBETWEEN(50;80)" office:value-type="float" office:value="73" calcext:value-type="float">
            <text:p>73</text:p>
          </table:table-cell>
          <table:table-cell table:style-name="ce3" table:formula="of:= ROUND(1 +( [.A9] + ( (RAND() - RAND()) * 3)) /100;2)" office:value-type="float" office:value="1.73" calcext:value-type="float">
            <text:p>1,73</text:p>
          </table:table-cell>
          <table:table-cell table:style-name="ce4" table:formula="of:=AVERAGE([.$B$2:.$B$30]) - [.B9]" office:value-type="float" office:value="-0.0796551724137926" calcext:value-type="float">
            <text:p>-0,079655172413793</text:p>
          </table:table-cell>
          <table:table-cell table:style-name="ce4" table:formula="of:=[.C9]^2" office:value-type="float" office:value="0.00634494649227103" calcext:value-type="float">
            <text:p>0,006344946492271</text:p>
          </table:table-cell>
          <table:table-cell table:style-name="ce4" table:formula="of:=AVERAGE([.$A$2:.$A$30])-[.A9]" office:value-type="float" office:value="-8.20689655172414" calcext:value-type="float">
            <text:p>-8,20689655172414</text:p>
          </table:table-cell>
          <table:table-cell table:style-name="ce4" table:formula="of:=[.E9]^2" office:value-type="float" office:value="67.3531510107016" calcext:value-type="float">
            <text:p>67,3531510107016</text:p>
          </table:table-cell>
          <table:table-cell table:style-name="ce4" table:formula="of:=[.C9]*[.E9]" office:value-type="float" office:value="0.653721759809747" calcext:value-type="float">
            <text:p>0,653721759809747</text:p>
          </table:table-cell>
          <table:table-cell/>
          <table:table-cell office:value-type="float" office:value="1.79" calcext:value-type="float">
            <text:p>1,79</text:p>
          </table:table-cell>
          <table:table-cell table:formula="of:=[.$I$30]*[.I9]+[.$I$31]" office:value-type="float" office:value="78.1666279811988" calcext:value-type="float">
            <text:p>78,1666279811988</text:p>
          </table:table-cell>
        </table:table-row>
        <table:table-row table:style-name="ro1">
          <table:table-cell table:style-name="ce1" table:formula="of:=RANDBETWEEN(50;80)" office:value-type="float" office:value="74" calcext:value-type="float">
            <text:p>74</text:p>
          </table:table-cell>
          <table:table-cell table:style-name="ce3" table:formula="of:= ROUND(1 +( [.A10] + ( (RAND() - RAND()) * 3)) /100;2)" office:value-type="float" office:value="1.76" calcext:value-type="float">
            <text:p>1,76</text:p>
          </table:table-cell>
          <table:table-cell table:style-name="ce4" table:formula="of:=AVERAGE([.$B$2:.$B$30]) - [.B10]" office:value-type="float" office:value="-0.109655172413793" calcext:value-type="float">
            <text:p>-0,109655172413793</text:p>
          </table:table-cell>
          <table:table-cell table:style-name="ce4" table:formula="of:=[.C10]^2" office:value-type="float" office:value="0.0120242568370986" calcext:value-type="float">
            <text:p>0,012024256837099</text:p>
          </table:table-cell>
          <table:table-cell table:style-name="ce4" table:formula="of:=AVERAGE([.$A$2:.$A$30])-[.A10]" office:value-type="float" office:value="-9.20689655172414" calcext:value-type="float">
            <text:p>-9,20689655172414</text:p>
          </table:table-cell>
          <table:table-cell table:style-name="ce4" table:formula="of:=[.E10]^2" office:value-type="float" office:value="84.7669441141499" calcext:value-type="float">
            <text:p>84,7669441141499</text:p>
          </table:table-cell>
          <table:table-cell table:style-name="ce4" table:formula="of:=[.C10]*[.E10]" office:value-type="float" office:value="1.00958382877526" calcext:value-type="float">
            <text:p>1,00958382877526</text:p>
          </table:table-cell>
          <table:table-cell/>
          <table:table-cell office:value-type="float" office:value="1.85" calcext:value-type="float">
            <text:p>1,85</text:p>
          </table:table-cell>
          <table:table-cell table:formula="of:=[.$I$30]*[.I10]+[.$I$31]" office:value-type="float" office:value="83.9122903731213" calcext:value-type="float">
            <text:p>83,9122903731213</text:p>
          </table:table-cell>
        </table:table-row>
        <table:table-row table:style-name="ro1">
          <table:table-cell table:style-name="ce1" table:formula="of:=RANDBETWEEN(50;80)" office:value-type="float" office:value="57" calcext:value-type="float">
            <text:p>57</text:p>
          </table:table-cell>
          <table:table-cell table:style-name="ce3" table:formula="of:= ROUND(1 +( [.A11] + ( (RAND() - RAND()) * 3)) /100;2)" office:value-type="float" office:value="1.54" calcext:value-type="float">
            <text:p>1,54</text:p>
          </table:table-cell>
          <table:table-cell table:style-name="ce4" table:formula="of:=AVERAGE([.$B$2:.$B$30]) - [.B11]" office:value-type="float" office:value="0.110344827586207" calcext:value-type="float">
            <text:p>0,110344827586207</text:p>
          </table:table-cell>
          <table:table-cell table:style-name="ce4" table:formula="of:=[.C11]^2" office:value-type="float" office:value="0.0121759809750298" calcext:value-type="float">
            <text:p>0,01217598097503</text:p>
          </table:table-cell>
          <table:table-cell table:style-name="ce4" table:formula="of:=AVERAGE([.$A$2:.$A$30])-[.A11]" office:value-type="float" office:value="7.79310344827586" calcext:value-type="float">
            <text:p>7,79310344827586</text:p>
          </table:table-cell>
          <table:table-cell table:style-name="ce4" table:formula="of:=[.E11]^2" office:value-type="float" office:value="60.7324613555291" calcext:value-type="float">
            <text:p>60,7324613555291</text:p>
          </table:table-cell>
          <table:table-cell table:style-name="ce4" table:formula="of:=[.C11]*[.E11]" office:value-type="float" office:value="0.859928656361477" calcext:value-type="float">
            <text:p>0,859928656361477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65" calcext:value-type="float">
            <text:p>65</text:p>
          </table:table-cell>
          <table:table-cell table:style-name="ce3" table:formula="of:= ROUND(1 +( [.A12] + ( (RAND() - RAND()) * 3)) /100;2)" office:value-type="float" office:value="1.65" calcext:value-type="float">
            <text:p>1,65</text:p>
          </table:table-cell>
          <table:table-cell table:style-name="ce4" table:formula="of:=AVERAGE([.$B$2:.$B$30]) - [.B12]" office:value-type="float" office:value="0.000344827586207463" calcext:value-type="float">
            <text:p>0,000344827586207</text:p>
          </table:table-cell>
          <table:table-cell table:style-name="ce4" table:formula="of:=[.C12]^2" office:value-type="float" office:value="0.000000118906064209666" calcext:value-type="float">
            <text:p>1,18906064209666E-07</text:p>
          </table:table-cell>
          <table:table-cell table:style-name="ce4" table:formula="of:=AVERAGE([.$A$2:.$A$30])-[.A12]" office:value-type="float" office:value="-0.206896551724142" calcext:value-type="float">
            <text:p>-0,206896551724142</text:p>
          </table:table-cell>
          <table:table-cell table:style-name="ce4" table:formula="of:=[.E12]^2" office:value-type="float" office:value="0.0428061831153407" calcext:value-type="float">
            <text:p>0,042806183115341</text:p>
          </table:table-cell>
          <table:table-cell table:style-name="ce4" table:formula="of:=[.C12]*[.E12]" office:value-type="float" office:value="-0.0000713436385256836" calcext:value-type="float">
            <text:p>-7,13436385256836E-05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50" calcext:value-type="float">
            <text:p>50</text:p>
          </table:table-cell>
          <table:table-cell table:style-name="ce3" table:formula="of:= ROUND(1 +( [.A13] + ( (RAND() - RAND()) * 3)) /100;2)" office:value-type="float" office:value="1.51" calcext:value-type="float">
            <text:p>1,51</text:p>
          </table:table-cell>
          <table:table-cell table:style-name="ce4" table:formula="of:=AVERAGE([.$B$2:.$B$30]) - [.B13]" office:value-type="float" office:value="0.140344827586207" calcext:value-type="float">
            <text:p>0,140344827586207</text:p>
          </table:table-cell>
          <table:table-cell table:style-name="ce4" table:formula="of:=[.C13]^2" office:value-type="float" office:value="0.0196966706302023" calcext:value-type="float">
            <text:p>0,019696670630202</text:p>
          </table:table-cell>
          <table:table-cell table:style-name="ce4" table:formula="of:=AVERAGE([.$A$2:.$A$30])-[.A13]" office:value-type="float" office:value="14.7931034482759" calcext:value-type="float">
            <text:p>14,7931034482759</text:p>
          </table:table-cell>
          <table:table-cell table:style-name="ce4" table:formula="of:=[.E13]^2" office:value-type="float" office:value="218.835909631391" calcext:value-type="float">
            <text:p>218,835909631391</text:p>
          </table:table-cell>
          <table:table-cell table:style-name="ce4" table:formula="of:=[.C13]*[.E13]" office:value-type="float" office:value="2.0761355529132" calcext:value-type="float">
            <text:p>2,0761355529132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61" calcext:value-type="float">
            <text:p>61</text:p>
          </table:table-cell>
          <table:table-cell table:style-name="ce3" table:formula="of:= ROUND(1 +( [.A14] + ( (RAND() - RAND()) * 3)) /100;2)" office:value-type="float" office:value="1.62" calcext:value-type="float">
            <text:p>1,62</text:p>
          </table:table-cell>
          <table:table-cell table:style-name="ce4" table:formula="of:=AVERAGE([.$B$2:.$B$30]) - [.B14]" office:value-type="float" office:value="0.0303448275862073" calcext:value-type="float">
            <text:p>0,030344827586207</text:p>
          </table:table-cell>
          <table:table-cell table:style-name="ce4" table:formula="of:=[.C14]^2" office:value-type="float" office:value="0.000920808561236646" calcext:value-type="float">
            <text:p>0,000920808561237</text:p>
          </table:table-cell>
          <table:table-cell table:style-name="ce4" table:formula="of:=AVERAGE([.$A$2:.$A$30])-[.A14]" office:value-type="float" office:value="3.79310344827586" calcext:value-type="float">
            <text:p>3,79310344827586</text:p>
          </table:table-cell>
          <table:table-cell table:style-name="ce4" table:formula="of:=[.E14]^2" office:value-type="float" office:value="14.3876337693222" calcext:value-type="float">
            <text:p>14,3876337693222</text:p>
          </table:table-cell>
          <table:table-cell table:style-name="ce4" table:formula="of:=[.C14]*[.E14]" office:value-type="float" office:value="0.115101070154579" calcext:value-type="float">
            <text:p>0,115101070154579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75" calcext:value-type="float">
            <text:p>75</text:p>
          </table:table-cell>
          <table:table-cell table:style-name="ce3" table:formula="of:= ROUND(1 +( [.A15] + ( (RAND() - RAND()) * 3)) /100;2)" office:value-type="float" office:value="1.76" calcext:value-type="float">
            <text:p>1,76</text:p>
          </table:table-cell>
          <table:table-cell table:style-name="ce4" table:formula="of:=AVERAGE([.$B$2:.$B$30]) - [.B15]" office:value-type="float" office:value="-0.109655172413793" calcext:value-type="float">
            <text:p>-0,109655172413793</text:p>
          </table:table-cell>
          <table:table-cell table:style-name="ce4" table:formula="of:=[.C15]^2" office:value-type="float" office:value="0.0120242568370986" calcext:value-type="float">
            <text:p>0,012024256837099</text:p>
          </table:table-cell>
          <table:table-cell table:style-name="ce4" table:formula="of:=AVERAGE([.$A$2:.$A$30])-[.A15]" office:value-type="float" office:value="-10.2068965517241" calcext:value-type="float">
            <text:p>-10,2068965517241</text:p>
          </table:table-cell>
          <table:table-cell table:style-name="ce4" table:formula="of:=[.E15]^2" office:value-type="float" office:value="104.180737217598" calcext:value-type="float">
            <text:p>104,180737217598</text:p>
          </table:table-cell>
          <table:table-cell table:style-name="ce4" table:formula="of:=[.C15]*[.E15]" office:value-type="float" office:value="1.11923900118906" calcext:value-type="float">
            <text:p>1,11923900118906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73" calcext:value-type="float">
            <text:p>73</text:p>
          </table:table-cell>
          <table:table-cell table:style-name="ce3" table:formula="of:= ROUND(1 +( [.A16] + ( (RAND() - RAND()) * 3)) /100;2)" office:value-type="float" office:value="1.73" calcext:value-type="float">
            <text:p>1,73</text:p>
          </table:table-cell>
          <table:table-cell table:style-name="ce4" table:formula="of:=AVERAGE([.$B$2:.$B$30]) - [.B16]" office:value-type="float" office:value="-0.0796551724137926" calcext:value-type="float">
            <text:p>-0,079655172413793</text:p>
          </table:table-cell>
          <table:table-cell table:style-name="ce4" table:formula="of:=[.C16]^2" office:value-type="float" office:value="0.00634494649227103" calcext:value-type="float">
            <text:p>0,006344946492271</text:p>
          </table:table-cell>
          <table:table-cell table:style-name="ce4" table:formula="of:=AVERAGE([.$A$2:.$A$30])-[.A16]" office:value-type="float" office:value="-8.20689655172414" calcext:value-type="float">
            <text:p>-8,20689655172414</text:p>
          </table:table-cell>
          <table:table-cell table:style-name="ce4" table:formula="of:=[.E16]^2" office:value-type="float" office:value="67.3531510107016" calcext:value-type="float">
            <text:p>67,3531510107016</text:p>
          </table:table-cell>
          <table:table-cell table:style-name="ce4" table:formula="of:=[.C16]*[.E16]" office:value-type="float" office:value="0.653721759809747" calcext:value-type="float">
            <text:p>0,653721759809747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72" calcext:value-type="float">
            <text:p>72</text:p>
          </table:table-cell>
          <table:table-cell table:style-name="ce3" table:formula="of:= ROUND(1 +( [.A17] + ( (RAND() - RAND()) * 3)) /100;2)" office:value-type="float" office:value="1.72" calcext:value-type="float">
            <text:p>1,72</text:p>
          </table:table-cell>
          <table:table-cell table:style-name="ce4" table:formula="of:=AVERAGE([.$B$2:.$B$30]) - [.B17]" office:value-type="float" office:value="-0.0696551724137926" calcext:value-type="float">
            <text:p>-0,069655172413793</text:p>
          </table:table-cell>
          <table:table-cell table:style-name="ce4" table:formula="of:=[.C17]^2" office:value-type="float" office:value="0.00485184304399517" calcext:value-type="float">
            <text:p>0,004851843043995</text:p>
          </table:table-cell>
          <table:table-cell table:style-name="ce4" table:formula="of:=AVERAGE([.$A$2:.$A$30])-[.A17]" office:value-type="float" office:value="-7.20689655172414" calcext:value-type="float">
            <text:p>-7,20689655172414</text:p>
          </table:table-cell>
          <table:table-cell table:style-name="ce4" table:formula="of:=[.E17]^2" office:value-type="float" office:value="51.9393579072533" calcext:value-type="float">
            <text:p>51,9393579072533</text:p>
          </table:table-cell>
          <table:table-cell table:style-name="ce4" table:formula="of:=[.C17]*[.E17]" office:value-type="float" office:value="0.501997621878712" calcext:value-type="float">
            <text:p>0,501997621878712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53" calcext:value-type="float">
            <text:p>53</text:p>
          </table:table-cell>
          <table:table-cell table:style-name="ce3" table:formula="of:= ROUND(1 +( [.A18] + ( (RAND() - RAND()) * 3)) /100;2)" office:value-type="float" office:value="1.54" calcext:value-type="float">
            <text:p>1,54</text:p>
          </table:table-cell>
          <table:table-cell table:style-name="ce4" table:formula="of:=AVERAGE([.$B$2:.$B$30]) - [.B18]" office:value-type="float" office:value="0.110344827586207" calcext:value-type="float">
            <text:p>0,110344827586207</text:p>
          </table:table-cell>
          <table:table-cell table:style-name="ce4" table:formula="of:=[.C18]^2" office:value-type="float" office:value="0.0121759809750298" calcext:value-type="float">
            <text:p>0,01217598097503</text:p>
          </table:table-cell>
          <table:table-cell table:style-name="ce4" table:formula="of:=AVERAGE([.$A$2:.$A$30])-[.A18]" office:value-type="float" office:value="11.7931034482759" calcext:value-type="float">
            <text:p>11,7931034482759</text:p>
          </table:table-cell>
          <table:table-cell table:style-name="ce4" table:formula="of:=[.E18]^2" office:value-type="float" office:value="139.077288941736" calcext:value-type="float">
            <text:p>139,077288941736</text:p>
          </table:table-cell>
          <table:table-cell table:style-name="ce4" table:formula="of:=[.C18]*[.E18]" office:value-type="float" office:value="1.30130796670631" calcext:value-type="float">
            <text:p>1,30130796670631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68" calcext:value-type="float">
            <text:p>68</text:p>
          </table:table-cell>
          <table:table-cell table:style-name="ce3" table:formula="of:= ROUND(1 +( [.A19] + ( (RAND() - RAND()) * 3)) /100;2)" office:value-type="float" office:value="1.69" calcext:value-type="float">
            <text:p>1,69</text:p>
          </table:table-cell>
          <table:table-cell table:style-name="ce4" table:formula="of:=AVERAGE([.$B$2:.$B$30]) - [.B19]" office:value-type="float" office:value="-0.0396551724137926" calcext:value-type="float">
            <text:p>-0,039655172413793</text:p>
          </table:table-cell>
          <table:table-cell table:style-name="ce4" table:formula="of:=[.C19]^2" office:value-type="float" office:value="0.00157253269916762" calcext:value-type="float">
            <text:p>0,001572532699168</text:p>
          </table:table-cell>
          <table:table-cell table:style-name="ce4" table:formula="of:=AVERAGE([.$A$2:.$A$30])-[.A19]" office:value-type="float" office:value="-3.20689655172414" calcext:value-type="float">
            <text:p>-3,20689655172414</text:p>
          </table:table-cell>
          <table:table-cell table:style-name="ce4" table:formula="of:=[.E19]^2" office:value-type="float" office:value="10.2841854934602" calcext:value-type="float">
            <text:p>10,2841854934602</text:p>
          </table:table-cell>
          <table:table-cell table:style-name="ce4" table:formula="of:=[.C19]*[.E19]" office:value-type="float" office:value="0.127170035671818" calcext:value-type="float">
            <text:p>0,127170035671818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51" calcext:value-type="float">
            <text:p>51</text:p>
          </table:table-cell>
          <table:table-cell table:style-name="ce3" table:formula="of:= ROUND(1 +( [.A20] + ( (RAND() - RAND()) * 3)) /100;2)" office:value-type="float" office:value="1.53" calcext:value-type="float">
            <text:p>1,53</text:p>
          </table:table-cell>
          <table:table-cell table:style-name="ce4" table:formula="of:=AVERAGE([.$B$2:.$B$30]) - [.B20]" office:value-type="float" office:value="0.120344827586207" calcext:value-type="float">
            <text:p>0,120344827586207</text:p>
          </table:table-cell>
          <table:table-cell table:style-name="ce4" table:formula="of:=[.C20]^2" office:value-type="float" office:value="0.014482877526754" calcext:value-type="float">
            <text:p>0,014482877526754</text:p>
          </table:table-cell>
          <table:table-cell table:style-name="ce4" table:formula="of:=AVERAGE([.$A$2:.$A$30])-[.A20]" office:value-type="float" office:value="13.7931034482759" calcext:value-type="float">
            <text:p>13,7931034482759</text:p>
          </table:table-cell>
          <table:table-cell table:style-name="ce4" table:formula="of:=[.E20]^2" office:value-type="float" office:value="190.249702734839" calcext:value-type="float">
            <text:p>190,249702734839</text:p>
          </table:table-cell>
          <table:table-cell table:style-name="ce4" table:formula="of:=[.C20]*[.E20]" office:value-type="float" office:value="1.65992865636148" calcext:value-type="float">
            <text:p>1,65992865636148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57" calcext:value-type="float">
            <text:p>57</text:p>
          </table:table-cell>
          <table:table-cell table:style-name="ce3" table:formula="of:= ROUND(1 +( [.A21] + ( (RAND() - RAND()) * 3)) /100;2)" office:value-type="float" office:value="1.56" calcext:value-type="float">
            <text:p>1,56</text:p>
          </table:table-cell>
          <table:table-cell table:style-name="ce4" table:formula="of:=AVERAGE([.$B$2:.$B$30]) - [.B21]" office:value-type="float" office:value="0.0903448275862073" calcext:value-type="float">
            <text:p>0,090344827586207</text:p>
          </table:table-cell>
          <table:table-cell table:style-name="ce4" table:formula="of:=[.C21]^2" office:value-type="float" office:value="0.00816218787158153" calcext:value-type="float">
            <text:p>0,008162187871582</text:p>
          </table:table-cell>
          <table:table-cell table:style-name="ce4" table:formula="of:=AVERAGE([.$A$2:.$A$30])-[.A21]" office:value-type="float" office:value="7.79310344827586" calcext:value-type="float">
            <text:p>7,79310344827586</text:p>
          </table:table-cell>
          <table:table-cell table:style-name="ce4" table:formula="of:=[.E21]^2" office:value-type="float" office:value="60.7324613555291" calcext:value-type="float">
            <text:p>60,7324613555291</text:p>
          </table:table-cell>
          <table:table-cell table:style-name="ce4" table:formula="of:=[.C21]*[.E21]" office:value-type="float" office:value="0.70406658739596" calcext:value-type="float">
            <text:p>0,70406658739596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52" calcext:value-type="float">
            <text:p>52</text:p>
          </table:table-cell>
          <table:table-cell table:style-name="ce3" table:formula="of:= ROUND(1 +( [.A22] + ( (RAND() - RAND()) * 3)) /100;2)" office:value-type="float" office:value="1.5" calcext:value-type="float">
            <text:p>1,5</text:p>
          </table:table-cell>
          <table:table-cell table:style-name="ce4" table:formula="of:=AVERAGE([.$B$2:.$B$30]) - [.B22]" office:value-type="float" office:value="0.150344827586207" calcext:value-type="float">
            <text:p>0,150344827586207</text:p>
          </table:table-cell>
          <table:table-cell table:style-name="ce4" table:formula="of:=[.C22]^2" office:value-type="float" office:value="0.0226035671819264" calcext:value-type="float">
            <text:p>0,022603567181927</text:p>
          </table:table-cell>
          <table:table-cell table:style-name="ce4" table:formula="of:=AVERAGE([.$A$2:.$A$30])-[.A22]" office:value-type="float" office:value="12.7931034482759" calcext:value-type="float">
            <text:p>12,7931034482759</text:p>
          </table:table-cell>
          <table:table-cell table:style-name="ce4" table:formula="of:=[.E22]^2" office:value-type="float" office:value="163.663495838288" calcext:value-type="float">
            <text:p>163,663495838288</text:p>
          </table:table-cell>
          <table:table-cell table:style-name="ce4" table:formula="of:=[.C22]*[.E22]" office:value-type="float" office:value="1.92337693222355" calcext:value-type="float">
            <text:p>1,92337693222355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70" calcext:value-type="float">
            <text:p>70</text:p>
          </table:table-cell>
          <table:table-cell table:style-name="ce3" table:formula="of:= ROUND(1 +( [.A23] + ( (RAND() - RAND()) * 3)) /100;2)" office:value-type="float" office:value="1.71" calcext:value-type="float">
            <text:p>1,71</text:p>
          </table:table-cell>
          <table:table-cell table:style-name="ce4" table:formula="of:=AVERAGE([.$B$2:.$B$30]) - [.B23]" office:value-type="float" office:value="-0.0596551724137926" calcext:value-type="float">
            <text:p>-0,059655172413793</text:p>
          </table:table-cell>
          <table:table-cell table:style-name="ce4" table:formula="of:=[.C23]^2" office:value-type="float" office:value="0.00355873959571932" calcext:value-type="float">
            <text:p>0,003558739595719</text:p>
          </table:table-cell>
          <table:table-cell table:style-name="ce4" table:formula="of:=AVERAGE([.$A$2:.$A$30])-[.A23]" office:value-type="float" office:value="-5.20689655172414" calcext:value-type="float">
            <text:p>-5,20689655172414</text:p>
          </table:table-cell>
          <table:table-cell table:style-name="ce4" table:formula="of:=[.E23]^2" office:value-type="float" office:value="27.1117717003568" calcext:value-type="float">
            <text:p>27,1117717003568</text:p>
          </table:table-cell>
          <table:table-cell table:style-name="ce4" table:formula="of:=[.C23]*[.E23]" office:value-type="float" office:value="0.310618311533886" calcext:value-type="float">
            <text:p>0,310618311533886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76" calcext:value-type="float">
            <text:p>76</text:p>
          </table:table-cell>
          <table:table-cell table:style-name="ce3" table:formula="of:= ROUND(1 +( [.A24] + ( (RAND() - RAND()) * 3)) /100;2)" office:value-type="float" office:value="1.78" calcext:value-type="float">
            <text:p>1,78</text:p>
          </table:table-cell>
          <table:table-cell table:style-name="ce4" table:formula="of:=AVERAGE([.$B$2:.$B$30]) - [.B24]" office:value-type="float" office:value="-0.129655172413793" calcext:value-type="float">
            <text:p>-0,129655172413793</text:p>
          </table:table-cell>
          <table:table-cell table:style-name="ce4" table:formula="of:=[.C24]^2" office:value-type="float" office:value="0.0168104637336503" calcext:value-type="float">
            <text:p>0,01681046373365</text:p>
          </table:table-cell>
          <table:table-cell table:style-name="ce4" table:formula="of:=AVERAGE([.$A$2:.$A$30])-[.A24]" office:value-type="float" office:value="-11.2068965517241" calcext:value-type="float">
            <text:p>-11,2068965517241</text:p>
          </table:table-cell>
          <table:table-cell table:style-name="ce4" table:formula="of:=[.E24]^2" office:value-type="float" office:value="125.594530321046" calcext:value-type="float">
            <text:p>125,594530321046</text:p>
          </table:table-cell>
          <table:table-cell table:style-name="ce4" table:formula="of:=[.C24]*[.E24]" office:value-type="float" office:value="1.45303210463733" calcext:value-type="float">
            <text:p>1,45303210463733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63" calcext:value-type="float">
            <text:p>63</text:p>
          </table:table-cell>
          <table:table-cell table:style-name="ce3" table:formula="of:= ROUND(1 +( [.A25] + ( (RAND() - RAND()) * 3)) /100;2)" office:value-type="float" office:value="1.63" calcext:value-type="float">
            <text:p>1,63</text:p>
          </table:table-cell>
          <table:table-cell table:style-name="ce4" table:formula="of:=AVERAGE([.$B$2:.$B$30]) - [.B25]" office:value-type="float" office:value="0.0203448275862075" calcext:value-type="float">
            <text:p>0,020344827586208</text:p>
          </table:table-cell>
          <table:table-cell table:style-name="ce4" table:formula="of:=[.C25]^2" office:value-type="float" office:value="0.000413912009512509" calcext:value-type="float">
            <text:p>0,000413912009513</text:p>
          </table:table-cell>
          <table:table-cell table:style-name="ce4" table:formula="of:=AVERAGE([.$A$2:.$A$30])-[.A25]" office:value-type="float" office:value="1.79310344827586" calcext:value-type="float">
            <text:p>1,79310344827586</text:p>
          </table:table-cell>
          <table:table-cell table:style-name="ce4" table:formula="of:=[.E25]^2" office:value-type="float" office:value="3.21521997621877" calcext:value-type="float">
            <text:p>3,21521997621877</text:p>
          </table:table-cell>
          <table:table-cell table:style-name="ce4" table:formula="of:=[.C25]*[.E25]" office:value-type="float" office:value="0.0364803804994064" calcext:value-type="float">
            <text:p>0,036480380499407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65" calcext:value-type="float">
            <text:p>65</text:p>
          </table:table-cell>
          <table:table-cell table:style-name="ce3" table:formula="of:= ROUND(1 +( [.A26] + ( (RAND() - RAND()) * 3)) /100;2)" office:value-type="float" office:value="1.67" calcext:value-type="float">
            <text:p>1,67</text:p>
          </table:table-cell>
          <table:table-cell table:style-name="ce4" table:formula="of:=AVERAGE([.$B$2:.$B$30]) - [.B26]" office:value-type="float" office:value="-0.0196551724137926" calcext:value-type="float">
            <text:p>-0,019655172413793</text:p>
          </table:table-cell>
          <table:table-cell table:style-name="ce4" table:formula="of:=[.C26]^2" office:value-type="float" office:value="0.000386325802615912" calcext:value-type="float">
            <text:p>0,000386325802616</text:p>
          </table:table-cell>
          <table:table-cell table:style-name="ce4" table:formula="of:=AVERAGE([.$A$2:.$A$30])-[.A26]" office:value-type="float" office:value="-0.206896551724142" calcext:value-type="float">
            <text:p>-0,206896551724142</text:p>
          </table:table-cell>
          <table:table-cell table:style-name="ce4" table:formula="of:=[.E26]^2" office:value-type="float" office:value="0.0428061831153407" calcext:value-type="float">
            <text:p>0,042806183115341</text:p>
          </table:table-cell>
          <table:table-cell table:style-name="ce4" table:formula="of:=[.C26]*[.E26]" office:value-type="float" office:value="0.00406658739595717" calcext:value-type="float">
            <text:p>0,004066587395957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55" calcext:value-type="float">
            <text:p>55</text:p>
          </table:table-cell>
          <table:table-cell table:style-name="ce3" table:formula="of:= ROUND(1 +( [.A27] + ( (RAND() - RAND()) * 3)) /100;2)" office:value-type="float" office:value="1.57" calcext:value-type="float">
            <text:p>1,57</text:p>
          </table:table-cell>
          <table:table-cell table:style-name="ce4" table:formula="of:=AVERAGE([.$B$2:.$B$30]) - [.B27]" office:value-type="float" office:value="0.0803448275862073" calcext:value-type="float">
            <text:p>0,080344827586207</text:p>
          </table:table-cell>
          <table:table-cell table:style-name="ce4" table:formula="of:=[.C27]^2" office:value-type="float" office:value="0.00645529131985738" calcext:value-type="float">
            <text:p>0,006455291319857</text:p>
          </table:table-cell>
          <table:table-cell table:style-name="ce4" table:formula="of:=AVERAGE([.$A$2:.$A$30])-[.A27]" office:value-type="float" office:value="9.79310344827586" calcext:value-type="float">
            <text:p>9,79310344827586</text:p>
          </table:table-cell>
          <table:table-cell table:style-name="ce4" table:formula="of:=[.E27]^2" office:value-type="float" office:value="95.9048751486325" calcext:value-type="float">
            <text:p>95,9048751486325</text:p>
          </table:table-cell>
          <table:table-cell table:style-name="ce4" table:formula="of:=[.C27]*[.E27]" office:value-type="float" office:value="0.786825208085616" calcext:value-type="float">
            <text:p>0,786825208085616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68" calcext:value-type="float">
            <text:p>68</text:p>
          </table:table-cell>
          <table:table-cell table:style-name="ce3" table:formula="of:= ROUND(1 +( [.A28] + ( (RAND() - RAND()) * 3)) /100;2)" office:value-type="float" office:value="1.67" calcext:value-type="float">
            <text:p>1,67</text:p>
          </table:table-cell>
          <table:table-cell table:style-name="ce4" table:formula="of:=AVERAGE([.$B$2:.$B$30]) - [.B28]" office:value-type="float" office:value="-0.0196551724137926" calcext:value-type="float">
            <text:p>-0,019655172413793</text:p>
          </table:table-cell>
          <table:table-cell table:style-name="ce4" table:formula="of:=[.C28]^2" office:value-type="float" office:value="0.000386325802615912" calcext:value-type="float">
            <text:p>0,000386325802616</text:p>
          </table:table-cell>
          <table:table-cell table:style-name="ce4" table:formula="of:=AVERAGE([.$A$2:.$A$30])-[.A28]" office:value-type="float" office:value="-3.20689655172414" calcext:value-type="float">
            <text:p>-3,20689655172414</text:p>
          </table:table-cell>
          <table:table-cell table:style-name="ce4" table:formula="of:=[.E28]^2" office:value-type="float" office:value="10.2841854934602" calcext:value-type="float">
            <text:p>10,2841854934602</text:p>
          </table:table-cell>
          <table:table-cell table:style-name="ce4" table:formula="of:=[.C28]*[.E28]" office:value-type="float" office:value="0.0630321046373348" calcext:value-type="float">
            <text:p>0,063032104637335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79" calcext:value-type="float">
            <text:p>79</text:p>
          </table:table-cell>
          <table:table-cell table:style-name="ce3" table:formula="of:= ROUND(1 +( [.A29] + ( (RAND() - RAND()) * 3)) /100;2)" office:value-type="float" office:value="1.78" calcext:value-type="float">
            <text:p>1,78</text:p>
          </table:table-cell>
          <table:table-cell table:style-name="ce4" table:formula="of:=AVERAGE([.$B$2:.$B$30]) - [.B29]" office:value-type="float" office:value="-0.129655172413793" calcext:value-type="float">
            <text:p>-0,129655172413793</text:p>
          </table:table-cell>
          <table:table-cell table:style-name="ce4" table:formula="of:=[.C29]^2" office:value-type="float" office:value="0.0168104637336503" calcext:value-type="float">
            <text:p>0,01681046373365</text:p>
          </table:table-cell>
          <table:table-cell table:style-name="ce4" table:formula="of:=AVERAGE([.$A$2:.$A$30])-[.A29]" office:value-type="float" office:value="-14.2068965517241" calcext:value-type="float">
            <text:p>-14,2068965517241</text:p>
          </table:table-cell>
          <table:table-cell table:style-name="ce4" table:formula="of:=[.E29]^2" office:value-type="float" office:value="201.835909631391" calcext:value-type="float">
            <text:p>201,835909631391</text:p>
          </table:table-cell>
          <table:table-cell table:style-name="ce4" table:formula="of:=[.C29]*[.E29]" office:value-type="float" office:value="1.84199762187871" calcext:value-type="float">
            <text:p>1,84199762187871</text:p>
          </table:table-cell>
          <table:table-cell table:number-columns-repeated="3"/>
        </table:table-row>
        <table:table-row table:style-name="ro1">
          <table:table-cell table:style-name="ce1" table:formula="of:=RANDBETWEEN(50;80)" office:value-type="float" office:value="56" calcext:value-type="float">
            <text:p>56</text:p>
          </table:table-cell>
          <table:table-cell table:style-name="ce3" table:formula="of:= ROUND(1 +( [.A30] + ( (RAND() - RAND()) * 3)) /100;2)" office:value-type="float" office:value="1.55" calcext:value-type="float">
            <text:p>1,55</text:p>
          </table:table-cell>
          <table:table-cell table:style-name="ce4" table:formula="of:=AVERAGE([.$B$2:.$B$30]) - [.B30]" office:value-type="float" office:value="0.100344827586207" calcext:value-type="float">
            <text:p>0,100344827586207</text:p>
          </table:table-cell>
          <table:table-cell table:style-name="ce4" table:formula="of:=[.C30]^2" office:value-type="float" office:value="0.0100690844233057" calcext:value-type="float">
            <text:p>0,010069084423306</text:p>
          </table:table-cell>
          <table:table-cell table:style-name="ce4" table:formula="of:=AVERAGE([.$A$2:.$A$30])-[.A30]" office:value-type="float" office:value="8.79310344827586" calcext:value-type="float">
            <text:p>8,79310344827586</text:p>
          </table:table-cell>
          <table:table-cell table:style-name="ce4" table:formula="of:=[.E30]^2" office:value-type="float" office:value="77.3186682520808" calcext:value-type="float">
            <text:p>77,3186682520808</text:p>
          </table:table-cell>
          <table:table-cell table:style-name="ce4" table:formula="of:=[.C30]*[.E30]" office:value-type="float" office:value="0.882342449464926" calcext:value-type="float">
            <text:p>0,882342449464926</text:p>
          </table:table-cell>
          <table:table-cell office:value-type="string" calcext:value-type="string">
            <text:p>a</text:p>
          </table:table-cell>
          <table:table-cell table:formula="of:=[.G31]/[.D31]" office:value-type="float" office:value="95.7610398653746" calcext:value-type="float">
            <text:p>95,7610398653746</text:p>
          </table:table-cell>
          <table:table-cell/>
        </table:table-row>
        <table:table-row table:style-name="ro1">
          <table:table-cell table:number-columns-repeated="3"/>
          <table:table-cell table:formula="of:=SUM([.D2:.D30])" office:value-type="float" office:value="0.237696551724138" calcext:value-type="float">
            <text:p>0,237696551724138</text:p>
          </table:table-cell>
          <table:table-cell table:number-columns-repeated="2"/>
          <table:table-cell table:formula="of:=SUM([.G2:.G30])" office:value-type="float" office:value="22.7620689655172" calcext:value-type="float">
            <text:p>22,7620689655172</text:p>
          </table:table-cell>
          <table:table-cell office:value-type="string" calcext:value-type="string">
            <text:p>b</text:p>
          </table:table-cell>
          <table:table-cell table:formula="of:=AVERAGE([.A2:.A30]) - [.I30]*AVERAGE([.B2:.B30])" office:value-type="float" office:value="-93.2456333778217" calcext:value-type="float">
            <text:p>-93,2456333778217</text:p>
          </table:table-cell>
          <table:table-cell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Spranq eco sans" fo:language="pt" fo:country="BR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Spranq eco sans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3:51:35.7527428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7:55:56.338589535</meta:creation-date>
    <dc:date>2017-10-20T14:06:34.213858862</dc:date>
    <meta:editing-duration>PT1H22M25S</meta:editing-duration>
    <meta:editing-cycles>6</meta:editing-cycles>
    <meta:generator>LibreOffice/5.2.2.2$Linux_X86_64 LibreOffice_project/20m0$Build-1</meta:generator>
    <meta:document-statistic meta:table-count="1" meta:cell-count="2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63cm" svg:height="8.688cm" xlink:href=".." xlink:type="simple" chart:class="chart:scatter" chart:column-mapping="1" chart:style-name="ch1">
        <chart:title svg:x="4.018cm" svg:y="0.309cm" chart:style-name="ch2">
          <text:p>Relação entre altura e peso</text:p>
        </chart:title>
        <chart:plot-area chart:style-name="ch3" table:cell-range-address="Planilha1.A2:Planilha1.B30 Planilha1.J2:Planilha1.J10" svg:x="1.296cm" svg:y="1.287cm" svg:width="12.682cm" svg:height="6.247cm">
          <chartooo:coordinate-region svg:x="1.97cm" svg:y="1.486cm" svg:width="11.742cm" svg:height="5.401cm"/>
          <chart:axis chart:dimension="x" chart:name="primary-x" chart:style-name="ch4">
            <chart:title svg:x="7.024cm" svg:y="7.707cm" chart:style-name="ch5">
              <text:p>Alturas</text:p>
            </chart:title>
          </chart:axis>
          <chart:axis chart:dimension="y" chart:name="primary-y" chart:style-name="ch4">
            <chart:title svg:x="0.451cm" svg:y="4.904cm" chart:style-name="ch6">
              <text:p>Pesos</text:p>
            </chart:title>
            <chart:grid chart:style-name="ch7" chart:class="major"/>
          </chart:axis>
          <chart:series chart:style-name="ch8" chart:values-cell-range-address="Planilha1.A2:Planilha1.A30" chart:class="chart:scatter">
            <chart:domain table:cell-range-address="Planilha1.B2:Planilha1.B30"/>
            <chart:data-point chart:repeated="29"/>
          </chart:series>
          <chart:series chart:style-name="ch9" chart:values-cell-range-address="Planilha1.J2:Planilha1.J10" chart:class="chart:scatter">
            <chart:domain table:cell-range-address="Planilha1.I2:Planilha1.I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  <table:table-cell office:value-type="string">
                <text:p>Coluna I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1">
                <text:p>1.71</text:p>
                <draw:g>
                  <svg:desc>Planilha1.B2:Planilha1.B30</svg:desc>
                </draw:g>
              </table:table-cell>
              <table:table-cell office:value-type="float" office:value="70">
                <text:p>70</text:p>
                <draw:g>
                  <svg:desc>Planilha1.A2:Planilha1.A30</svg:desc>
                </draw:g>
              </table:table-cell>
              <table:table-cell office:value-type="float" office:value="1.4">
                <text:p>1.4</text:p>
                <draw:g>
                  <svg:desc>Planilha1.I2:Planilha1.I10</svg:desc>
                </draw:g>
              </table:table-cell>
              <table:table-cell office:value-type="float" office:value="40.8198224337027">
                <text:p>40.8198224337027</text:p>
                <draw:g>
                  <svg:desc>Planilha1.J2:Planilha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">
                <text:p>1.73</text:p>
              </table:table-cell>
              <table:table-cell office:value-type="float" office:value="74">
                <text:p>74</text:p>
              </table:table-cell>
              <table:table-cell office:value-type="float" office:value="1.65">
                <text:p>1.65</text:p>
              </table:table-cell>
              <table:table-cell office:value-type="float" office:value="64.7600824000464">
                <text:p>64.7600824000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">
                <text:p>1.72</text:p>
              </table:table-cell>
              <table:table-cell office:value-type="float" office:value="70">
                <text:p>70</text:p>
              </table:table-cell>
              <table:table-cell office:value-type="float" office:value="1.7">
                <text:p>1.7</text:p>
              </table:table-cell>
              <table:table-cell office:value-type="float" office:value="69.5481343933151">
                <text:p>69.5481343933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">
                <text:p>1.67</text:p>
              </table:table-cell>
              <table:table-cell office:value-type="float" office:value="69">
                <text:p>69</text:p>
              </table:table-cell>
              <table:table-cell office:value-type="float" office:value="1.82">
                <text:p>1.82</text:p>
              </table:table-cell>
              <table:table-cell office:value-type="float" office:value="81.0394591771601">
                <text:p>81.0394591771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5">
                <text:p>1.75</text:p>
              </table:table-cell>
              <table:table-cell office:value-type="float" office:value="74">
                <text:p>74</text:p>
              </table:table-cell>
              <table:table-cell office:value-type="float" office:value="1.51">
                <text:p>1.51</text:p>
              </table:table-cell>
              <table:table-cell office:value-type="float" office:value="51.3535368188939">
                <text:p>51.3535368188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4">
                <text:p>1.54</text:p>
              </table:table-cell>
              <table:table-cell office:value-type="float" office:value="56">
                <text:p>56</text:p>
              </table:table-cell>
              <table:table-cell office:value-type="float" office:value="1.45">
                <text:p>1.45</text:p>
              </table:table-cell>
              <table:table-cell office:value-type="float" office:value="45.6078744269715">
                <text:p>45.6078744269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">
                <text:p>1.54</text:p>
              </table:table-cell>
              <table:table-cell office:value-type="float" office:value="53">
                <text:p>53</text:p>
              </table:table-cell>
              <table:table-cell office:value-type="float" office:value="1.46">
                <text:p>1.46</text:p>
              </table:table-cell>
              <table:table-cell office:value-type="float" office:value="46.5654848256252">
                <text:p>46.5654848256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">
                <text:p>1.73</text:p>
              </table:table-cell>
              <table:table-cell office:value-type="float" office:value="73">
                <text:p>73</text:p>
              </table:table-cell>
              <table:table-cell office:value-type="float" office:value="1.79">
                <text:p>1.79</text:p>
              </table:table-cell>
              <table:table-cell office:value-type="float" office:value="78.1666279811988">
                <text:p>78.1666279811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6">
                <text:p>1.76</text:p>
              </table:table-cell>
              <table:table-cell office:value-type="float" office:value="74">
                <text:p>74</text:p>
              </table:table-cell>
              <table:table-cell office:value-type="float" office:value="1.85">
                <text:p>1.85</text:p>
              </table:table-cell>
              <table:table-cell office:value-type="float" office:value="83.9122903731213">
                <text:p>83.9122903731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5">
                <text:p>1.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">
                <text:p>1.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2">
                <text:p>1.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6">
                <text:p>1.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2">
                <text:p>1.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4">
                <text:p>1.5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">
                <text:p>1.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3">
                <text:p>1.5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">
                <text:p>1.5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">
                <text:p>1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1">
                <text:p>1.7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8">
                <text:p>1.78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3">
                <text:p>1.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7">
                <text:p>1.6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">
                <text:p>1.5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">
                <text:p>1.67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8">
                <text:p>1.78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5">
                <text:p>1.5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